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c@dac-Veriton-M200-H310:~$ vi Data1.txt</text:p>
      <text:p text:style-name="Standard">dac@dac-Veriton-M200-H310:~$ ls</text:p>
      <text:p text:style-name="Standard">1024 <text:s text:c="4"/>abc.c <text:s text:c="7"/>Assignment2_225_DataBaseTechnologies.zip <text:s/>Batch_B2 <text:s text:c="3"/>Data1.txt <text:s/>Documents <text:s/>ex2 <text:s text:c="7"/>file7.txt <text:s/>lll.doc <text:s text:c="5"/>out.txt <text:s text:c="2"/>rrr.txt <text:s text:c="3"/>test <text:s text:c="5"/>text1.txt <text:s/>xyz.c</text:p>
      <text:p text:style-name="Standard">123 <text:s text:c="5"/>abcgjj.txt <text:s text:c="2"/>Assignment_No2 <text:s text:c="27"/>bbb.txt <text:s text:c="4"/>Data2.txt <text:s/>Downloads <text:s/>file4.txt <text:s/>hhh.doc <text:s text:c="3"/>Music <text:s text:c="7"/>Pictures <text:s/>snap <text:s text:c="6"/>test6 <text:s text:c="4"/>text2.txt</text:p>
      <text:p text:style-name="Standard">aaa.doc <text:s/>abcipip.txt <text:s/>Batch_B1 <text:s text:c="33"/>bjjgac.txt <text:s/>Desktop <text:s text:c="3"/>ex1 <text:s text:c="7"/>file5 <text:s text:c="5"/>if_else <text:s text:c="3"/>MyData2.txt <text:s/>Public <text:s text:c="3"/>Templates <text:s/>test.txt <text:s/>Videos</text:p>
      <text:p text:style-name="Standard">dac@dac-Veriton-M200-H310:~$ vi MyData2.txt</text:p>
      <text:p text:style-name="Standard">dac@dac-Veriton-M200-H310:~$ cat MyData2.txt</text:p>
      <text:p text:style-name="Standard">Some text</text:p>
      <text:p text:style-name="Standard">dac@dac-Veriton-M200-H310:~$ vi MyData2.txt</text:p>
      <text:p text:style-name="Standard">dac@dac-Veriton-M200-H310:~$ cat MyData2.txt</text:p>
      <text:p text:style-name="Standard">Some text</text:p>
      <text:p text:style-name="Standard">dac@dac-Veriton-M200-H310:~$ vi Data2.txt</text:p>
      <text:p text:style-name="Standard">dac@dac-Veriton-M200-H310:~$ cat MyData2.txt</text:p>
      <text:p text:style-name="Standard">Some text</text:p>
      <text:p text:style-name="Standard">dac@dac-Veriton-M200-H310:~$ cat Data2.txt</text:p>
      <text:p text:style-name="Standard">Unix Unix Unix Unix Unix</text:p>
      <text:p text:style-name="Standard">Unix is a multi user operating system, Unix is multi tasking o/perating system</text:p>
      <text:p text:style-name="Standard">Everything on Unix is a file.</text:p>
      <text:p text:style-name="Standard"><text:tab/>Unix File structure is hierarchical like an upside down tree.</text:p>
      <text:p text:style-name="Standard"><text:tab/>Regualar files cannot contain another file, or directory</text:p>
      <text:p text:style-name="Standard"><text:tab/>Directory File Contains directory(s) and/or file(s) within it</text:p>
      <text:p text:style-name="Standard"><text:tab/>Device files are used to represent physical devices.</text:p>
      <text:p text:style-name="Standard"><text:tab/>Symbolic link is an indirect pointer to a file</text:p>
      <text:p text:style-name="Standard">dac@dac-Veriton-M200-H310:~$ vi Data2.txt</text:p>
      <text:p text:style-name="Standard">dac@dac-Veriton-M200-H310:~$ cat Data2.txt</text:p>
      <text:p text:style-name="Standard"><text:tab/>Unix File structure is hierarchical like an upside down tree.</text:p>
      <text:p text:style-name="Standard"><text:tab/>Regualar files cannot contain another file, or directory</text:p>
      <text:p text:style-name="Standard"><text:tab/>Directory File Contains directory(s) and/or file(s) within it</text:p>
      <text:p text:style-name="Standard"><text:tab/>Device files are used to represent physical devices.</text:p>
      <text:p text:style-name="Standard"><text:tab/>Symbolic link is an indirect pointer to a file</text:p>
      <text:p text:style-name="Standard">Unix Unix Unix Unix Unix</text:p>
      <text:p text:style-name="Standard">Unix is a multi user operating system, Unix is multi tasking o/perating system</text:p>
      <text:p text:style-name="Standard">Everything on Unix is a file.</text:p>
      <text:p text:style-name="Standard">dac@dac-Veriton-M200-H310:~$ vi Data2.txt</text:p>
      <text:p text:style-name="Standard">dac@dac-Veriton-M200-H310:~$ cat Data2.txt</text:p>
      <text:p text:style-name="Standard"><text:tab/>Symbolic link is an indirect pointer to a file</text:p>
      <text:p text:style-name="Standard"><text:tab/>Unix File structure is hierarchical like an upside down tree.</text:p>
      <text:p text:style-name="Standard"><text:tab/>Regualar files cannot contain another file, or directory</text:p>
      <text:p text:style-name="Standard"><text:tab/>Directory File Contains directory(s) and/or file(s) within it</text:p>
      <text:p text:style-name="Standard"><text:tab/>Device files are used to represent physical devices.</text:p>
      <text:p text:style-name="Standard"><text:tab/>Symbolic link is an indirect pointer to a file</text:p>
      <text:p text:style-name="Standard">Unix Unix Unix Unix Unix</text:p>
      <text:p text:style-name="Standard">Unix is a multi user operating system, Unix is multi tasking o/perating system</text:p>
      <text:p text:style-name="Standard">Everything on Unix is a file.</text:p>
      <text:p text:style-name="Standard">dac@dac-Veriton-M200-H310:~$ vi Data2.txt</text:p>
      <text:p text:style-name="Standard">dac@dac-Veriton-M200-H310:~$ cat Data2.txt</text:p>
      <text:p text:style-name="Standard"><text:tab/>Symbolic link is an indirect pointer to a file</text:p>
      <text:p text:style-name="Standard"><text:tab/>UnixOS File structure is hierarchical like an upside down tree.</text:p>
      <text:p text:style-name="Standard"><text:tab/>Regualar files cannot contain another file, or directory</text:p>
      <text:p text:style-name="Standard"><text:soft-page-break/><text:tab/>Directory File Contains directory(s) and/or file(s) within it</text:p>
      <text:p text:style-name="Standard"><text:tab/>Device files are used to represent physical devices.</text:p>
      <text:p text:style-name="Standard"><text:tab/>Symbolic link is an indirect pointer to a file</text:p>
      <text:p text:style-name="Standard">UnixOS UnixOS UnixOS UnixOS UnixOS</text:p>
      <text:p text:style-name="Standard">UnixOS is a multi user operating system, UnixOS is multi tasking o/perating system</text:p>
      <text:p text:style-name="Standard">Everything on UnixOS is a file.</text:p>
      <text:p text:style-name="Standard">dac@dac-Veriton-M200-H310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1:30:03.476278396</meta:creation-date>
    <dc:date>2023-03-25T11:31:25.931593323</dc:date>
    <meta:editing-duration>PT1M22S</meta:editing-duration>
    <meta:editing-cycles>1</meta:editing-cycles>
    <meta:document-statistic meta:table-count="0" meta:image-count="0" meta:object-count="0" meta:page-count="2" meta:paragraph-count="56" meta:word-count="377" meta:character-count="2961" meta:non-whitespace-character-count="2454"/>
    <meta:generator>LibreOffice/6.4.7.2$Linux_X86_64 LibreOffice_project/40$Build-2</meta:generator>
  </office:meta>
</office:document-meta>
</file>